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repository/path/fil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jsFun/blob/main/README.m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jsFun/blob/main/appendContent.md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15:41:58.210042354</meta:creation-date>
    <dc:date>2022-09-21T15:52:43.902600500</dc:date>
    <meta:editing-duration>PT35S</meta:editing-duration>
    <meta:editing-cycles>1</meta:editing-cycles>
    <meta:document-statistic meta:table-count="1" meta:cell-count="15" meta:object-count="0"/>
    <meta:generator>LibreOffice/7.4.1.2$Linux_X86_64 LibreOffice_project/40$Build-2</meta:generator>
  </office:meta>
</office:document-meta>
</file>